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739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113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558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cccc"/>
      <style:text-properties fo:color="#000000"/>
    </style:style>
    <style:style style:name="ce4" style:family="table-cell" style:parent-style-name="Default">
      <style:table-cell-properties fo:background-color="#ffff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table:style-name="Default" office:value-type="string">
            <text:p>File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Severity</text:p>
          </table:table-cell>
          <table:table-cell table:style-name="Default" office:value-type="string">
            <text:p>Rule</text:p>
          </table:table-cell>
          <table:table-cell table:style-name="Default" office:value-type="string">
            <text:p>Description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C:\DemoSQuoRE\VISHNU\betarel2\core\src\database\DatabaseResult.cpp</text:p>
          </table:table-cell>
          <table:table-cell office:value-type="float" office:value="89">
            <text:p>89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1017"/>
        </table:table-row>
        <table:table-row table:style-name="ro1">
          <table:table-cell office:value-type="string">
            <text:p>C:\DemoSQuoRE\VISHNU\betarel2\core\src\database\DatabaseResult.h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database\DatabaseResult.h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:\DemoSQuoRE\VISHNU\betarel2\core\src\database\DbFactory.cpp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C:\DemoSQuoRE\VISHNU\betarel2\core\src\database\DbFactory.cpp</text:p>
          </table:table-cell>
          <table:table-cell office:value-type="float" office:value="35">
            <text:p>3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  <table:table-cell table:number-columns-repeated="1014"/>
        </table:table-row>
        <table:table-row table:style-name="ro1">
          <table:table-cell office:value-type="string">
            <text:p>C:\DemoSQuoRE\VISHNU\betarel2\core\src\database\DbFactory.h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debug.h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16_0_6</text:p>
          </table:table-cell>
          <table:table-cell office:value-type="string">
            <text:p>Parameters</text:p>
          </table:table-cell>
          <table:table-cell office:value-type="string">
            <text:p>of</text:p>
          </table:table-cell>
          <table:table-cell office:value-type="string">
            <text:p>function</text:p>
          </table:table-cell>
          <table:table-cell office:value-type="string">
            <text:p>like</text:p>
          </table:table-cell>
          <table:table-cell office:value-type="string">
            <text:p>macro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exception\FMSVishnu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FMSVishnu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1016"/>
        </table:table-row>
        <table:table-row table:style-name="ro1">
          <table:table-cell office:value-type="string">
            <text:p>C:\DemoSQuoRE\VISHNU\betarel2\core\src\exception\InternalVishnu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InternalVishnu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1016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0">
            <text:p>1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1017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1">
            <text:p>1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9">
            <text:p>1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24">
            <text:p>2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  <table:table-cell table:number-columns-repeated="1012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95">
            <text:p>95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  <table:table-cell table:number-columns-repeated="1012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20">
            <text:p>12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29">
            <text:p>12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41">
            <text:p>14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50">
            <text:p>15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56">
            <text:p>15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59">
            <text:p>15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60">
            <text:p>16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62">
            <text:p>16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64">
            <text:p>164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  <table:table-cell table:number-columns-repeated="1012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68">
            <text:p>168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  <table:table-cell table:number-columns-repeated="1012"/>
        </table:table-row>
        <table:table-row table:style-name="ro1">
          <table:table-cell office:value-type="string">
            <text:p>C:\DemoSQuoRE\VISHNU\betarel2\core\src\database\main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2_7_2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office:value-type="string">
            <text:p>using</text:p>
          </table:table-cell>
          <table:table-cell office:value-type="string">
            <text:p>C-style</text:p>
          </table:table-cell>
          <table:table-cell office:value-type="string">
            <text:p>comments</text:p>
          </table:table-cell>
          <table:table-cell table:number-columns-repeated="1012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1017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1016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23">
            <text:p>2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25">
            <text:p>2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2">
            <text:p>3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3">
            <text:p>3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4">
            <text:p>3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5">
            <text:p>3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6">
            <text:p>3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7">
            <text:p>3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in.cpp</text:p>
          </table:table-cell>
          <table:table-cell office:value-type="float" office:value="39">
            <text:p>3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pper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</text:p>
          </table:table-cell>
          <table:table-cell office:value-type="string">
            <text:p>in</text:p>
          </table:table-cell>
          <table:table-cell office:value-type="string">
            <text:p>exception</text:p>
          </table:table-cell>
          <table:table-cell table:number-columns-repeated="1017"/>
        </table:table-row>
        <table:table-row table:style-name="ro1">
          <table:table-cell office:value-type="string">
            <text:p>C:\DemoSQuoRE\VISHNU\betarel2\core\src\registry\Mapper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</text:p>
          </table:table-cell>
          <table:table-cell office:value-type="string">
            <text:p>in</text:p>
          </table:table-cell>
          <table:table-cell office:value-type="string">
            <text:p>exception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:\DemoSQuoRE\VISHNU\betarel2\core\src\registry\MapperRegistry.cpp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Required</text:p>
          </table:table-cell>
          <table:table-cell table:style-name="ce2" office:value-type="string">
            <text:p>MISRA_0_1_3</text:p>
          </table:table-cell>
          <table:table-cell table:style-name="ce2" office:value-type="string">
            <text:p>Unused</text:p>
          </table:table-cell>
          <table:table-cell table:style-name="ce2" office:value-type="string">
            <text:p>variables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C:\DemoSQuoRE\VISHNU\betarel2\core\src\registry\MapperRegistry.cpp</text:p>
          </table:table-cell>
          <table:table-cell office:value-type="float" office:value="58">
            <text:p>5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office:value-type="string">
            <text:p>C:\DemoSQuoRE\VISHNU\betarel2\core\src\registry\MapperRegistry.cpp</text:p>
          </table:table-cell>
          <table:table-cell office:value-type="float" office:value="86">
            <text:p>8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:\DemoSQuoRE\VISHNU\betarel2\core\src\database\OracleDatabase.cpp</text:p>
          </table:table-cell>
          <table:table-cell table:style-name="Default" office:value-type="float" office:value="200">
            <text:p>200</text:p>
          </table:table-cell>
          <table:table-cell table:style-name="Default" office:value-type="string">
            <text:p>Required</text:p>
          </table:table-cell>
          <table:table-cell table:style-name="Default" office:value-type="string">
            <text:p>MISRA_0_1_3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variables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C:\DemoSQuoRE\VISHNU\betarel2\core\src\database\OracleDatabase.cpp</text:p>
          </table:table-cell>
          <table:table-cell table:style-name="Default" office:value-type="float" office:value="203">
            <text:p>203</text:p>
          </table:table-cell>
          <table:table-cell table:style-name="Default" office:value-type="string">
            <text:p>Required</text:p>
          </table:table-cell>
          <table:table-cell table:style-name="Default" office:value-type="string">
            <text:p>MISRA_6_3_1</text:p>
          </table:table-cell>
          <table:table-cell table:style-name="Default" office:value-type="string">
            <text:p>Compound</text:p>
          </table:table-cell>
          <table:table-cell table:style-name="Default" office:value-type="string">
            <text:p>statemen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C:\DemoSQuoRE\VISHNU\betarel2\core\src\database\OracleDatabase.cpp</text:p>
          </table:table-cell>
          <table:table-cell table:style-name="Default" office:value-type="float" office:value="215">
            <text:p>215</text:p>
          </table:table-cell>
          <table:table-cell table:style-name="Default" office:value-type="string">
            <text:p>Required</text:p>
          </table:table-cell>
          <table:table-cell table:style-name="Default" office:value-type="string">
            <text:p>MISRA_6_3_1</text:p>
          </table:table-cell>
          <table:table-cell table:style-name="Default" office:value-type="string">
            <text:p>Compound</text:p>
          </table:table-cell>
          <table:table-cell table:style-name="Default" office:value-type="string">
            <text:p>statemen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C:\DemoSQuoRE\VISHNU\betarel2\core\src\database\OracleDatabase.cpp</text:p>
          </table:table-cell>
          <table:table-cell table:style-name="Default" office:value-type="float" office:value="215">
            <text:p>215</text:p>
          </table:table-cell>
          <table:table-cell table:style-name="Default" office:value-type="string">
            <text:p>Required</text:p>
          </table:table-cell>
          <table:table-cell table:style-name="Default" office:value-type="string">
            <text:p>MISRA_6_4_1</text:p>
          </table:table-cell>
          <table:table-cell table:style-name="Default" office:value-type="string">
            <text:p>Compound</text:p>
          </table:table-cell>
          <table:table-cell table:style-name="Default" office:value-type="string">
            <text:p>statement</text:p>
          </table:table-cell>
          <table:table-cell table:style-name="Default" office:value-type="string">
            <text:p>for</text:p>
          </table:table-cell>
          <table:table-cell table:style-name="Default" office:value-type="string">
            <text:p>if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>
            <text:p>C:\DemoSQuoRE\VISHNU\betarel2\core\src\database\OracleDatabase.hpp</text:p>
          </table:table-cell>
          <table:table-cell table:style-name="Default" office:value-type="float" office:value="149">
            <text:p>149</text:p>
          </table:table-cell>
          <table:table-cell table:style-name="Default" office:value-type="string">
            <text:p>Required</text:p>
          </table:table-cell>
          <table:table-cell table:style-name="Default" office:value-type="string">
            <text:p>MISRA_0_1_3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variables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C:\DemoSQuoRE\VISHNU\betarel2\core\src\database\OracleDatabase.hpp</text:p>
          </table:table-cell>
          <table:table-cell table:style-name="Default" office:value-type="float" office:value="153">
            <text:p>153</text:p>
          </table:table-cell>
          <table:table-cell table:style-name="Default" office:value-type="string">
            <text:p>Required</text:p>
          </table:table-cell>
          <table:table-cell table:style-name="Default" office:value-type="string">
            <text:p>MISRA_0_1_3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variables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SystemException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1018"/>
        </table:table-row>
        <table:table-row table:style-name="ro1">
          <table:table-cell office:value-type="string">
            <text:p>C:\DemoSQuoRE\VISHNU\betarel2\core\src\exception\TMSVishnuException.h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:\DemoSQuoRE\VISHNU\betarel2\core\src\registry\UMSMapper.cpp</text:p>
          </table:table-cell>
          <table:table-cell office:value-type="float" office:value="174">
            <text:p>17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77">
            <text:p>17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0">
            <text:p>180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6">
            <text:p>18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89">
            <text:p>189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92">
            <text:p>19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95">
            <text:p>195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198">
            <text:p>19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01">
            <text:p>20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04">
            <text:p>20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0">
            <text:p>210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3">
            <text:p>213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19">
            <text:p>219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22">
            <text:p>22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25">
            <text:p>225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28">
            <text:p>22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31">
            <text:p>23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34">
            <text:p>23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37">
            <text:p>23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50">
            <text:p>2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291">
            <text:p>29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/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427">
            <text:p>427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style-name="Default" table:number-columns-repeated="1017"/>
        </table:table-row>
        <table:table-row table:style-name="ro1">
          <table:table-cell office:value-type="string">
            <text:p>C:\DemoSQuoRE\VISHNU\betarel2\core\src\registry\UMSMapper.cpp</text:p>
          </table:table-cell>
          <table:table-cell office:value-type="float" office:value="593">
            <text:p>59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/>
          <table:table-cell table:style-name="Default" table:number-columns-repeated="1017"/>
        </table:table-row>
        <table:table-row table:style-name="ro1">
          <table:table-cell table:style-name="ce4" office:value-type="string">
            <text:p>C:\DemoSQuoRE\VISHNU\betarel2\core\src\utils\utilVishnu.hpp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Required</text:p>
          </table:table-cell>
          <table:table-cell table:style-name="ce4" office:value-type="string">
            <text:p>MISRA_0_1_3</text:p>
          </table:table-cell>
          <table:table-cell table:style-name="ce4" office:value-type="string">
            <text:p>Unused</text:p>
          </table:table-cell>
          <table:table-cell table:style-name="ce4" office:value-type="string">
            <text:p>variables</text:p>
          </table:table-cell>
          <table:table-cell table:style-name="ce4" table:number-columns-repeated="3"/>
          <table:table-cell table:style-name="Default"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5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3T15:36:00</dc:date>
    <dc:creator>Ibrahima </dc:creator>
    <meta:editing-duration>PT03H57M14S</meta:editing-duration>
    <meta:editing-cycles>4</meta:editing-cycles>
    <meta:document-statistic meta:table-count="1" meta:cell-count="644" meta:object-count="0"/>
  </office:meta>
</office:document-meta>
</file>